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9b978" officeooo:paragraph-rsid="0069b978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54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55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56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57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58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59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60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61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62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63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64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65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officeooo:rsid="000ed7e2"/>
    </style:style>
    <style:style style:name="T8" style:family="text">
      <style:text-properties officeooo:rsid="00126a4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0597" style:font-weight-asian="normal" style:font-weight-complex="normal"/>
    </style:style>
    <style:style style:name="T11" style:family="text">
      <style:text-properties fo:font-weight="normal" officeooo:rsid="0069b978" style:font-weight-asian="normal" style:font-weight-complex="normal"/>
    </style:style>
    <style:style style:name="T12" style:family="text">
      <style:text-properties fo:font-weight="normal" officeooo:rsid="006bb191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officeooo:rsid="001c3105"/>
    </style:style>
    <style:style style:name="T20" style:family="text">
      <style:text-properties officeooo:rsid="0025fa2d"/>
    </style:style>
    <style:style style:name="T21" style:family="text">
      <style:text-properties officeooo:rsid="002e1d9f"/>
    </style:style>
    <style:style style:name="T22" style:family="text">
      <style:text-properties officeooo:rsid="002fc8be"/>
    </style:style>
    <style:style style:name="T23" style:family="text">
      <style:text-properties officeooo:rsid="00346d4f"/>
    </style:style>
    <style:style style:name="T24" style:family="text">
      <style:text-properties officeooo:rsid="0036d569"/>
    </style:style>
    <style:style style:name="T25" style:family="text">
      <style:text-properties officeooo:rsid="003ac7e0"/>
    </style:style>
    <style:style style:name="T26" style:family="text">
      <style:text-properties officeooo:rsid="003fb510"/>
    </style:style>
    <style:style style:name="T27" style:family="text">
      <style:text-properties officeooo:rsid="0044d45d"/>
    </style:style>
    <style:style style:name="T28" style:family="text">
      <style:text-properties officeooo:rsid="004c0d3b"/>
    </style:style>
    <style:style style:name="T29" style:family="text">
      <style:text-properties officeooo:rsid="004dd764"/>
    </style:style>
    <style:style style:name="T30" style:family="text">
      <style:text-properties officeooo:rsid="004fa7d7"/>
    </style:style>
    <style:style style:name="T31" style:family="text">
      <style:text-properties officeooo:rsid="0058d5df"/>
    </style:style>
    <style:style style:name="T32" style:family="text">
      <style:text-properties officeooo:rsid="005db31a"/>
    </style:style>
    <style:style style:name="T33" style:family="text">
      <style:text-properties officeooo:rsid="005f1ec0"/>
    </style:style>
    <style:style style:name="T34" style:family="text">
      <style:text-properties officeooo:rsid="006276e0"/>
    </style:style>
    <style:style style:name="T35" style:family="text">
      <style:text-properties officeooo:rsid="0070fb25"/>
    </style:style>
    <style:style style:name="T36" style:family="text">
      <style:text-properties officeooo:rsid="0072bb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хитектура АСОИУ</text:p>
      <text:p text:style-name="P5">Экзамен в конце третьего семестра.</text:p>
      <text:p text:style-name="P5">В конце второго семестра зачет</text:p>
      <text:p text:style-name="P5"/>
      <text:p text:style-name="P5">3 — 4 домашних работы, по каждой работе отчет <text:span text:style-name="T1">+ контрольные вопросы, требующие письменные ответы</text:span></text:p>
      <text:p text:style-name="P5"/>
      <text:p text:style-name="P6">Работа над контрольными вопросами преследует практическую цель получить автомат на экзамене.</text:p>
      <text:p text:style-name="P6"/>
      <text:p text:style-name="P7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8"/>
      <text:p text:style-name="P8">Каждый получит тему курсовой работы. Вначале б<text:span text:style-name="T7">у</text:span>дет нео<text:span text:style-name="T7">б</text:span>ходимо разработать литерат, а в следующем семестре пояснительную записку</text:p>
      <text:p text:style-name="P8"/>
      <text:p text:style-name="P9">В реферате нужно кратко изложить суть <text:span text:style-name="T8">двух трех вопросов, которые не касаются темы курсовой работы</text:span>. <text:span text:style-name="T8">Первый абзац: реферат посвященн теме со ссылкой на первоисточник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9"/>
      <text:p text:style-name="P3">Лекция 1</text:p>
      <text:p text:style-name="P10"><text:s/></text:p>
      <text:p text:style-name="P11">Темы семестра:</text:p>
      <text:list xml:id="list2502667180302079653" text:style-name="L1">
        <text:list-item>
          <text:p text:style-name="P54">Этимологический анализ архитектуры АСОИУ</text:p>
        </text:list-item>
        <text:list-item>
          <text:p text:style-name="P62"><text:span text:style-name="T9">Примеры архитектур автоматизированных систем обработки информации и управления (ГАС «Контур», </text:span><text:span text:style-name="T10">ГАС «Выборы», ГАС «ГРМ»)</text:span></text:p>
        </text:list-item>
        <text:list-item>
          <text:p text:style-name="P63"><text:span text:style-name="T10">Т</text:span><text:span text:style-name="T9">енденции автоматизации</text:span></text:p>
        </text:list-item>
        <text:list-item>
          <text:p text:style-name="P55">Базовая функционально — структурная модель архитектуры АСОИУ</text:p>
        </text:list-item>
        <text:list-item>
          <text:p text:style-name="P56">Базовая модель поведения пользователя в архитектуре АСОИУ</text:p>
        </text:list-item>
      </text:list>
      <text:p text:style-name="P7"/>
      <text:p text:style-name="P7"/>
      <text:p text:style-name="P7"/>
      <text:p text:style-name="P7"/>
      <text:p text:style-name="P2">Архитектура автоматизированных систем обработки информации и управления</text:p>
      <text:p text:style-name="P2"/>
      <text:p text:style-name="P13">Существуют эзотерические и экзотерические знания.</text:p>
      <text:p text:style-name="P13">Эзотерические — доступные посвященным, избранным, профессионалам.</text:p>
      <text:p text:style-name="P13">Экзотерические знания — общедоступные знания.</text:p>
      <text:p text:style-name="P13"/>
      <text:p text:style-name="P13">Система — главный термин этого термина — <text:span text:style-name="T19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19">составных элементов, обеспечивающих целому системное свойство, которым не обладает ни один из элементов по отдельности.</text:span></text:p>
      <text:p text:style-name="P13"/>
      <text:p text:style-name="P14">Действительность — все то, что доступно разуму человека и воздействует или может воздействовать на его органы чувств.</text:p>
      <text:p text:style-name="P14"/>
      <text:p text:style-name="P15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15"/>
      <text:p text:style-name="P16">Цель — это будущий результат </text:p>
      <text:p text:style-name="P16"/>
      <text:p text:style-name="P17">Элемент — составная част<text:span text:style-name="T20">ь </text:span>системы, которая <text:span text:style-name="T20">подразумевается</text:span> или рассматривается как единое целое</text:p>
      <text:p text:style-name="P17"/>
      <text:p text:style-name="P18">Свойство — индикатор или признак отличающий одно от другого.</text:p>
      <text:p text:style-name="P18"/>
      <text:p text:style-name="P18"/>
      <text:p text:style-name="P19">Из данного определения вытекают следующие свойства:</text:p>
      <text:list xml:id="list235871407502840512" text:style-name="L2">
        <text:list-item>
          <text:p text:style-name="P57">Любая система персонифицирована (имеет автора в лице конкретного человека либо коллектива)</text:p>
        </text:list-item>
        <text:list-item>
          <text:p text:style-name="P57">Система целесообразна (перед любой системой стоит цель или множество целей)</text:p>
        </text:list-item>
        <text:list-item>
          <text:p text:style-name="P57">Любая система имеет четкие границы</text:p>
        </text:list-item>
        <text:list-item>
          <text:p text:style-name="P58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59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60">Система является составной частью действительности из которой она выделена <text:span text:style-name="T21">(составные части системы, как физические тела взаимодействуют)</text:span></text:p>
        </text:list-item>
        <text:list-item>
          <text:p text:style-name="P61">Часть действительности, которая воздействует на систему называется окружающей средой</text:p>
        </text:list-item>
        <text:list-item>
          <text:p text:style-name="P61">В свою очередь система воздействует на окружающую среду</text:p>
        </text:list-item>
        <text:list-item>
          <text:p text:style-name="P61">Интенсивность воздействия окружающей среды на систему обратно пропорционально <text:s/>расстоянию</text:p>
        </text:list-item>
      </text:list>
      <text:p text:style-name="P20"/>
      <text:p text:style-name="P23">рисунок 1</text:p>
      <text:p text:style-name="P20"/>
      <text:p text:style-name="P21">Распространенным является понятие объект</text:p>
      <text:p text:style-name="P21">Объект — система, которая контекстно (т. е. При рассмотрении того или иного объекта) считается неделимым целым.</text:p>
      <text:p text:style-name="P21">Имеет место два случая: когда детализация объекта неважна, или когда внутреннее устройство системы нам не известна.</text:p>
      <text:p text:style-name="P21"/>
      <text:p text:style-name="P22">Объект, внутреннее устройство которого не известно, называется черным ящиком </text:p>
      <text:p text:style-name="P24">рисунок 2</text:p>
      <text:p text:style-name="P22"/>
      <text:p text:style-name="P22">Представление черного ящика является моделью окружающей действительности.</text:p>
      <text:p text:style-name="P22"/>
      <text:p text:style-name="P22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22">(вербальных, формальных, физических и их возможных комбинаций)</text:span>.</text:p>
      <text:p text:style-name="P22"/>
      <text:p text:style-name="P22"/>
      <text:p text:style-name="P4"><text:soft-page-break/>Лекция 2</text:p>
      <text:p text:style-name="P25">Вербальные выразительные свойства — язык двух модальностей: речь и текст. </text:p>
      <text:p text:style-name="P26">Значительно многообразнее формальные выразительные средства. К ним относятся схемы, графики, картины, <text:span text:style-name="T23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27">Физические выразительные средства — упрощенные и уменьшенные копии реальных объектов, <text:span text:style-name="T24">соответствующие критериям подобия, которое гарантирует идентичность процессов в уменьшенной копии и реальном объекте. </text:span></text:p>
      <text:p text:style-name="P27"/>
      <text:p text:style-name="P27"/>
      <text:p text:style-name="P28">Критерий подобия — критерий Рейндолье.</text:p>
      <text:p text:style-name="P28"/>
      <text:p text:style-name="P29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25">физические (также известны как моторные) модели, видео модели, аудио модели, мультимедийные модели.</text:span></text:p>
      <text:p text:style-name="P29"/>
      <text:p text:style-name="P30"><text:span text:style-name="T3">Моделирование</text:span> — разработка и применение моделей для изучени<text:span text:style-name="T26">я и</text:span> понимания окружающей <text:span text:style-name="T26">действительности.</text:span></text:p>
      <text:p text:style-name="P30"/>
      <text:p text:style-name="P31"><text:span text:style-name="T3">Реальная действительность</text:span> — все то, что действует на органы чувств человека.</text:p>
      <text:p text:style-name="P32"><text:span text:style-name="T3">Виртуальная действительность</text:span> — все то, что искусственно создано и дополняет окружение человека.</text:p>
      <text:p text:style-name="P32"/>
      <text:p text:style-name="P42">Системы бывают разные</text:p>
      <text:p text:style-name="P32"><text:span text:style-name="T27">по способности к целеполаганию: </text:span><text:span text:style-name="T6">целенаправленные системы</text:span><text:span text:style-name="T27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27"> (система, способная достигать сформулированных самостоятельно целей), </text:span><text:span text:style-name="T6">человеко — машинные системы</text:span><text:span text:style-name="T27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27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32"/>
      <text:p text:style-name="P33">Помимо всего система может быть автоматизированна.</text:p>
      <text:p text:style-name="P33"><text:span text:style-name="T3">Автоматизация</text:span> — это разработка средств вычислительной техники <text:span text:style-name="T28">и внедрение его в трудовую деятельность человека для усиления его интеллекта.</text:span></text:p>
      <text:p text:style-name="P34"><text:span text:style-name="T3">Интеллект</text:span> — <text:span text:style-name="T29">величина, характеризующая количественную способность разума.</text:span></text:p>
      <text:p text:style-name="P34"/>
      <text:p text:style-name="P35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35"><text:span text:style-name="T5">Механизация</text:span><text:span text:style-name="T30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35"/>
      <text:p text:style-name="P36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53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37"/>
      <text:p text:style-name="P38"><text:span text:style-name="T3">Структурная схема</text:span> — упорядоченное множество <text:span text:style-name="T31">конструктивный</text:span> элементов и физических связей между ними.</text:p>
      <text:p text:style-name="P39"><text:span text:style-name="T3">Функциональные схемы</text:span> — упорядоченные множества реализуемых в системе функций и их логических связей.</text:p>
      <text:p text:style-name="P39"/>
      <text:p text:style-name="P40">Структурные и функциональные связи представляются в виде прямоугольников, соедин<text:span text:style-name="T34">енн</text:span>ых горизонтальными или вертикальными тонкими линиями, стрелками <text:span text:style-name="T32">(</text:span>однонаправленными или двунаправленными). <text:span text:style-name="T33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40"/>
      <text:p text:style-name="P41"><text:span text:style-name="T3">Управление</text:span> — перевод объекта их текущего состояния в требуемое.</text:p>
      <text:p text:style-name="P41"/>
      <text:p text:style-name="P47">Система управления<text:span text:style-name="T9"> — замкнутая система, состоящая из объекта управления и конт</text:span><text:span text:style-name="T11">тур</text:span><text:span text:style-name="T9">а обратной связи.</text:span></text:p>
      <text:p text:style-name="P43"><text:s/></text:p>
      <text:p text:style-name="P44"/>
      <text:p text:style-name="P44"/>
      <text:p text:style-name="P47"/>
      <text:p text:style-name="P52"><text:span text:style-name="T11">р</text:span><text:span text:style-name="T9">исунок 3</text:span></text:p>
      <text:p text:style-name="P44"/>
      <text:p text:style-name="P44"/>
      <text:p text:style-name="P44"/>
      <text:p text:style-name="P44"/>
      <text:p text:style-name="P47"/>
      <text:p text:style-name="P44"/>
      <text:p text:style-name="P44"/>
      <text:p text:style-name="P48"><text:span text:style-name="T9">Различается два контура обратной связи: положительный и отрицате</text:span><text:span text:style-name="T12">т </text:span><text:span text:style-name="T9">льный, если при управлении входной контур изменяется в одном управлении — тот этот контур положительный.</text:span></text:p>
      <text:p text:style-name="P45">Если при управлении входной вектор меняется в обоих направлениях — тот этот контур отрицательный.</text:p>
      <text:p text:style-name="P45"/>
      <text:p text:style-name="P49"><text:span text:style-name="T9">Контур обратной связи мо</text:span><text:span text:style-name="T14">ж</text:span><text:span text:style-name="T9">ет быть реализован по-разному, </text:span><text:span text:style-name="T13">важен способ реализации контура обратной связи:</text:span></text:p>
      <text:list xml:id="list4631535583917283329" text:style-name="L3">
        <text:list-item>
          <text:p text:style-name="P64"><text:span text:style-name="T9">С</text:span><text:span text:style-name="T13"> </text:span><text:span text:style-name="T9">помощью автоматов — система автоматического управления (</text:span><text:span text:style-name="T35">САУ</text:span><text:span text:style-name="T9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64"><text:span text:style-name="T9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36">РСУ</text:span><text:span text:style-name="T17">)</text:span></text:p>
        </text:list-item>
        <text:list-item>
          <text:p text:style-name="P65"><text:span text:style-name="T9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9">)</text:span></text:p>
        </text:list-item>
      </text:list>
      <text:p text:style-name="P46"/>
      <text:p text:style-name="P50"><text:soft-page-break/><text:span text:style-name="T9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66"/>
      <text:p text:style-name="P66"/>
      <text:p text:style-name="P66"/>
      <text:p text:style-name="P66"/>
      <text:p text:style-name="P51"><text:span text:style-name="T18">М</text:span><text:span text:style-name="T9">ожет ли быть система управления разомкнутой</text:span></text:p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2-23T14:19:14.357267445</dc:date>
    <meta:editing-duration>PT3H10M8S</meta:editing-duration>
    <meta:editing-cycles>99</meta:editing-cycles>
    <meta:document-statistic meta:table-count="0" meta:image-count="0" meta:object-count="0" meta:page-count="5" meta:paragraph-count="77" meta:word-count="1095" meta:character-count="9011" meta:non-whitespace-character-count="7961"/>
  </office:meta>
</office:document-meta>
</file>